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8c6f" officeooo:paragraph-rsid="00188c6f"/>
    </style:style>
    <style:style style:name="P2" style:family="paragraph" style:parent-style-name="Standard">
      <style:text-properties officeooo:rsid="00197ad2" officeooo:paragraph-rsid="00197ad2"/>
    </style:style>
    <style:style style:name="P3" style:family="paragraph" style:parent-style-name="Standard">
      <style:text-properties officeooo:rsid="00197ad2" officeooo:paragraph-rsid="001b73ee"/>
    </style:style>
    <style:style style:name="P4" style:family="paragraph" style:parent-style-name="Standard">
      <style:text-properties fo:color="#ff3333" officeooo:rsid="00188c6f" officeooo:paragraph-rsid="00188c6f"/>
    </style:style>
    <style:style style:name="P5" style:family="paragraph" style:parent-style-name="Standard">
      <style:text-properties fo:color="#ff3333" officeooo:rsid="00188c6f" officeooo:paragraph-rsid="00197ad2"/>
    </style:style>
    <style:style style:name="P6" style:family="paragraph" style:parent-style-name="Standard">
      <style:text-properties fo:color="#ff3333" officeooo:rsid="00197ad2" officeooo:paragraph-rsid="00197ad2"/>
    </style:style>
    <style:style style:name="P7" style:family="paragraph" style:parent-style-name="Standard">
      <style:text-properties officeooo:rsid="001b73ee" officeooo:paragraph-rsid="001b73ee"/>
    </style:style>
    <style:style style:name="P8" style:family="paragraph" style:parent-style-name="Standard">
      <style:text-properties officeooo:rsid="001b73ee" officeooo:paragraph-rsid="001d4c63"/>
    </style:style>
    <style:style style:name="P9" style:family="paragraph" style:parent-style-name="Standard">
      <style:text-properties officeooo:rsid="001d4c63" officeooo:paragraph-rsid="001d4c63"/>
    </style:style>
    <style:style style:name="P10" style:family="paragraph" style:parent-style-name="Standard">
      <style:text-properties officeooo:rsid="001d4c63" officeooo:paragraph-rsid="001da6ff"/>
    </style:style>
    <style:style style:name="P11" style:family="paragraph" style:parent-style-name="Standard">
      <style:text-properties officeooo:rsid="001da6ff" officeooo:paragraph-rsid="001da6ff"/>
    </style:style>
    <style:style style:name="T1" style:family="text">
      <style:text-properties officeooo:rsid="00197ad2"/>
    </style:style>
    <style:style style:name="T2" style:family="text">
      <style:text-properties officeooo:rsid="001b73ee"/>
    </style:style>
    <style:style style:name="T3" style:family="text">
      <style:text-properties officeooo:rsid="001d4c63"/>
    </style:style>
    <style:style style:name="T4" style:family="text">
      <style:text-properties officeooo:rsid="001da6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概要</text:p>
      <text:p text:style-name="P1">「ビデオアブストが被引用数に影響があるか？」</text:p>
      <text:p text:style-name="P1">・２０１０〜２０１６New Journals of Physics論稿</text:p>
      <text:p text:style-name="P1">・実験グループビデオアブスト付きN=315</text:p>
      <text:p text:style-name="P1">・統制グループ：なしN=630</text:p>
      <text:p text:style-name="P4">・（<text:span text:style-name="T1">same article type, same publishing issueで１：２</text:span>）</text:p>
      <text:p text:style-name="P5">・<text:span text:style-name="T1">the articles lacking video abstract that appeared immediately before and after each</text:span></text:p>
      <text:p text:style-name="P6">experimental group article were included in the control group.</text:p>
      <text:p text:style-name="P2">・解析手法：negative binomial regression model</text:p>
      <text:p text:style-name="P2">・ビデオ付きは無しの1.206倍高い被引用数が期待される。</text:p>
      <text:p text:style-name="P2"/>
      <text:p text:style-name="P2">キーワード</text:p>
      <text:p text:style-name="P2">Video abstract, Citation count, Citation analysis, Altmetrics, Retrospective cohort study</text:p>
      <text:p text:style-name="P2"/>
      <text:p text:style-name="P2">イントロ</text:p>
      <text:p text:style-name="P2">・いくつのジャーナルでビデオアブストが脚光を浴びてる。</text:p>
      <text:p text:style-name="P3">・<text:span text:style-name="T2">A bibliometric analysis conducted by Sugimoto and Thelwall (2013) showed that citation counts (from Web of Knowledge) of a video of TED Talk had no significant correlation with YouTube views and TED site views of the video of TED Talks</text:span></text:p>
      <text:p text:style-name="P7">・YouTube metrics (views, comments,</text:p>
      <text:p text:style-name="P7">like proportion) and TED site metrics (views, comments) mostly correlated highly</text:p>
      <text:p text:style-name="P7">・77% of the academic TED presenters were cited more frequently above the average because TED Talk presenters were high-impact scholars.</text:p>
      <text:p text:style-name="P7">・TED Talks viewed on YouKu (a Chinese video website)</text:p>
      <text:p text:style-name="P7">and YouTube and found that topics on global issues and technology were more popular on</text:p>
      <text:p text:style-name="P7">YouKu, whereas topics on entertainment and psychology/philosophy were more popular</text:p>
      <text:p text:style-name="P7">on YouTube.</text:p>
      <text:p text:style-name="P8">・<text:span text:style-name="T3">Unlike TED, video abstract is usually created after a paper has been</text:span></text:p>
      <text:p text:style-name="P9">accepted and accompanies the paper when it is published (Hartley 2016).</text:p>
      <text:p text:style-name="P9">・the relationship</text:p>
      <text:p text:style-name="P9">between video abstract view counts on YouTube and the native platform and the relation-</text:p>
      <text:p text:style-name="P9">ship between the video abstract view counts and the article view counts：video abstract view counts on YouTube had a moderate positive rela-</text:p>
      <text:p text:style-name="P9">tion with the video abstract view counts on the New Journal of Physics website; the video</text:p>
      <text:p text:style-name="P9">abstract view counts on the New Journal of Physics website had a strong, positive correla-</text:p>
      <text:p text:style-name="P9">tion with the article view counts; and the video abstract view counts on YouTube had a</text:p>
      <text:p text:style-name="P9">moderate positive correlation with the article view counts.</text:p>
      <text:p text:style-name="P10">・<text:span text:style-name="T4">Rees et al. (2015)：weak posi-</text:span></text:p>
      <text:p text:style-name="P11">tive correlation between the video abstract view counts and the full article view counts.</text:p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8:29:43.658672514</meta:creation-date>
    <meta:generator>LibreOffice/5.1.6.2$Linux_X86_64 LibreOffice_project/10m0$Build-2</meta:generator>
    <dc:date>2020-04-23T20:42:45.013628198</dc:date>
    <meta:editing-duration>PT1H21M29S</meta:editing-duration>
    <meta:editing-cycles>2</meta:editing-cycles>
    <meta:document-statistic meta:table-count="0" meta:image-count="0" meta:object-count="0" meta:page-count="2" meta:paragraph-count="33" meta:word-count="441" meta:character-count="2024" meta:non-whitespace-character-count="1758"/>
  </office:meta>
</office:document-meta>
</file>